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ogleMap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L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Z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Zoom( int zo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Usermarker( GoogleMapMarker user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Lng( float l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Lat( float l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User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Markers( List mark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Current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setCurrentMarker( int current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Ma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Value.getL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